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3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54" draw:text-style-name="P20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0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6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1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2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3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4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5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4" draw:text-style-name="P20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54" draw:text-style-name="P20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3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6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3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7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8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9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70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1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2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5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33" draw:style-name="gr3" draw:text-style-name="P1" draw:layer="layout" svg:x1="3.784cm" svg:y1="13.2cm" svg:x2="6.4cm" svg:y2="13.2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73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74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75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75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76" draw:text-style-name="P23" draw:layer="layout" svg:width="1.468cm" svg:height="0.762cm" draw:transform="rotate (0.0155334303427495) translate (4.6cm 11.414cm)">
          <text:p text:style-name="P22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77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78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75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75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79" draw:text-style-name="P23" draw:layer="layout" svg:width="1.214cm" svg:height="0.762cm" draw:transform="rotate (0.0155334303427495) translate (17.327cm 11.215cm)">
          <text:p text:style-name="P22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2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28T13:53:24.986000000</dc:date>
    <meta:editing-duration>P11DT19H10M4S</meta:editing-duration>
    <meta:editing-cycles>50</meta:editing-cycles>
    <meta:generator>LibreOffice/6.4.0.3$Windows_X86_64 LibreOffice_project/b0a288ab3d2d4774cb44b62f04d5d28733ac6df8</meta:generator>
    <meta:document-statistic meta:object-count="1201"/>
  </office:meta>
</office:document-meta>
</file>